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b904" officeooo:paragraph-rsid="0012b904"/>
    </style:style>
    <style:style style:name="P2" style:family="paragraph" style:parent-style-name="Standard">
      <style:text-properties style:text-underline-style="none" officeooo:rsid="001368ae" officeooo:paragraph-rsid="001368ae"/>
    </style:style>
    <style:style style:name="P3" style:family="paragraph" style:parent-style-name="Standard">
      <style:text-properties style:text-underline-style="none" officeooo:rsid="0013826a" officeooo:paragraph-rsid="0013826a"/>
    </style:style>
    <style:style style:name="P4" style:family="paragraph" style:parent-style-name="Standard">
      <style:text-properties style:text-underline-style="none" officeooo:rsid="0014d4de" officeooo:paragraph-rsid="0014d4de"/>
    </style:style>
    <style:style style:name="P5" style:family="paragraph" style:parent-style-name="Standard">
      <style:text-properties style:text-underline-style="none" officeooo:rsid="0015b442" officeooo:paragraph-rsid="0015b442"/>
    </style:style>
    <style:style style:name="T1" style:family="text">
      <style:text-properties style:text-underline-style="none"/>
    </style:style>
    <style:style style:name="T2" style:family="text">
      <style:text-properties officeooo:rsid="0015b44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 1:</text:p>
      <text:p text:style-name="P1"/>
      <text:p text:style-name="P1">Para paralelizarlo he seguido la estrategia de comunicar el numero de clientes ha todos los procesos simultáneamente y a continuación inicializar el vector tanto de ingresos como de gastos, y mediante un bucle mandar al proceso hijo correspondiente el valor en la posición i del bucle dentro de los vectores de ingresos y gastos.</text:p>
      <text:p text:style-name="P1"/>
      <text:p text:style-name="P1">Ejercicio 2:</text:p>
      <text:p text:style-name="P1"/>
      <text:p text:style-name="P2">La paralelización en este ejercicio consiste en inicializar los datos enviar el tamaño al proceso hijo correspondiente en función del valor de i, e enviar el valor del tamaño dentro del vector v al hijo, a continuación el proceso hijo recibe el valor y lo suma en la variable tam para así realizar el calculo.</text:p>
      <text:p text:style-name="P2"><text:span text:style-name="T1"/></text:p>
      <text:p text:style-name="P3">Ejercicio 4:</text:p>
      <text:p text:style-name="P3"/>
      <text:p text:style-name="P4">El proceso 0 inicializa y devuelve la matriz y la suma y se reparten equitativamente entre los procesos hijos <text:span text:style-name="T2">los cálculos de la suma de los valores de la matriz</text:span></text:p>
      <text:p text:style-name="P4"/>
      <text:p text:style-name="P5">Ejercicio 5:</text:p>
      <text:p text:style-name="P5"/>
      <text:p text:style-name="P5">Este ejercicio tiene el mismo principio que el explicado anteriormente, salvo porque ahora se inicializa otra matriz mas y los cálculos consisten en la multiplicación de las matrices entre ellas en vez de la suma de los valores, es decir, se reparte equitativamente tambien los calculos entre los procesos hijo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0T13:07:52.460689101</meta:creation-date>
    <dc:date>2022-04-20T13:24:05.316419684</dc:date>
    <meta:editing-duration>PT16M11S</meta:editing-duration>
    <meta:editing-cycles>5</meta:editing-cycles>
    <meta:generator>LibreOffice/6.4.7.2$Linux_X86_64 LibreOffice_project/40$Build-2</meta:generator>
    <meta:document-statistic meta:table-count="0" meta:image-count="0" meta:object-count="0" meta:page-count="1" meta:paragraph-count="8" meta:word-count="197" meta:character-count="1158" meta:non-whitespace-character-count="969"/>
  </office:meta>
</office:document-meta>
</file>